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2e8e837b-45e9-4430-b328-3a8adb55af8d"/>Smart fire system</text:h>
      <text:p text:style-name="Horizontal_20_Line"/>
      <text:h text:style-name="P1" text:outline-level="1"><text:bookmark text:name="a9adedc1-d616-4ef8-b89e-e9baeafb5a0f"/>Structured Notes for Research Papers</text:h>
      <text:h text:style-name="P2" text:outline-level="2"><text:bookmark text:name="2dac8d76-0a23-4054-bda4-e776c08f5020"/>Paper 1: Innovating Fire Detection System Fire using Artificial Intelligence by Image Processing (Ghadani &amp; Jayakumari, 2020)</text:h>
      <text:list text:style-name="L1">
        <text:list-item>
          <text:p text:style-name="P4"><text:span text:style-name="Strong_20_Emphasis">Main Research Focus:</text:span> This paper centers on developing an intelligent system for early fire detection using advanced deep learning and image processing techniques. The primary aim is to achieve high-precision fire detection in diverse indoor and outdoor settings, minimizing false alarms and facilitating timely emergency responses (Ghadani &amp; Jayakumari, 2020).</text:p>
        </text:list-item>
        <text:list-item>
          <text:p text:style-name="P4"><text:span text:style-name="Strong_20_Emphasis">Methods, Techniques, and Algorithms:</text:span></text:p>
          <text:list>
            <text:list-item>
              <text:p text:style-name="P4"><text:span text:style-name="Strong_20_Emphasis">Deep Learning:</text:span> The system relies heavily on deep learning, employing neural networks to mimic human cognitive processes for fire recognition, such as learning and problem-solving. This approach is highlighted for its efficiency in development (Ghadani &amp; Jayakumari, 2020).</text:p>
            </text:list-item>
            <text:list-item>
              <text:p text:style-name="P4"><text:span text:style-name="Strong_20_Emphasis">DTA System:</text:span> A proposed deep learning-based fire detection method that simulates the human decision-making cycle. This network is conceptually divided into three main parts (Ghadani &amp; Jayakumari, 2020).</text:p>
            </text:list-item>
            <text:list-item>
              <text:p text:style-name="P4"><text:span text:style-name="Strong_20_Emphasis">Faster R-CNN:</text:span> Used as a deep object detection pattern for identifying "SRoFs", like flame and smoke, or distinguishing them from non-fire artifacts within video frames using bounding boxes (Ghadani &amp; Jayakumari, 2020).</text:p>
            </text:list-item>
            <text:list-item>
              <text:p text:style-name="P4"><text:span text:style-name="Strong_20_Emphasis">Convolutional Neural Networks:</text:span> Utilized for image recognition and classification specifically for fire detection. The paper also suggests the use of fine-tuned CNNs for early fire detection in CCTV surveillance (Ghadani &amp; Jayakumari, 2020).</text:p>
            </text:list-item>
            <text:list-item>
              <text:p text:style-name="P4"><text:span text:style-name="Strong_20_Emphasis">Long Short-Term Memory Networks:</text:span> Integrated to capture the dynamic and complex behaviors of fire over time. LSTMs accumulate flame and smoke characteristics to determine fire presence, especially when features are derived from consecutive frame optical flows (Ghadani &amp; Jayakumari, 2020).</text:p>
            </text:list-item>
            <text:list-item>
              <text:p text:style-name="P4"><text:span text:style-name="Strong_20_Emphasis">Crisis Management Features:</text:span> A system of prioritization for camera nodes is suggested to ensure autonomous reaction and efficient connectivity based on the relevance of perceived information (Ghadani &amp; Jayakumari, 2020).</text:p>
            </text:list-item>
          </text:list>
        </text:list-item>
        <text:list-item>
          <text:p text:style-name="P4"><text:span text:style-name="Strong_20_Emphasis">Open-Source Training Data / Datasets:</text:span></text:p>
          <text:list>
            <text:list-item>
              <text:p text:style-name="P4">The paper notes that many experiments used "available to the public" datasets (Ghadani &amp; Jayakumari, 2020).</text:p>
            </text:list-item>
            <text:list-item>
              <text:p text:style-name="P4"><text:span text:style-name="Strong_20_Emphasis">Specific GitHub Repositories mentioned for image sources:</text:span></text:p>
              <text:list>
                <text:list-item>
                  <text:p text:style-name="P4"><text:soft-page-break/><text:span text:style-name="Source_20_Text">https://github.com/VISWESWARAN1998/FireDetection-Dataset</text:span> (Ghadani &amp; Jayakumari, 2020)</text:p>
                </text:list-item>
                <text:list-item>
                  <text:p text:style-name="P4"><text:span text:style-name="Source_20_Text">https://github.com/breed2137/fire_dataset</text:span> (Ghadani &amp; Jayakumari, 2020)</text:p>
                </text:list-item>
              </text:list>
            </text:list-item>
            <text:list-item>
              <text:p text:style-name="P4"><text:span text:style-name="Strong_20_Emphasis">Kaggle Dataset:</text:span> Images for training were also sourced from Kaggle (Ghadani &amp; Jayakumari, 2020).</text:p>
            </text:list-item>
            <text:list-item>
              <text:p text:style-name="P4">A custom dataset was generated due to the lack of a public standard for smoke and flame images, comprising 1,213 images (671 with fire, 542 without) (Ghadani &amp; Jayakumari, 2020).</text:p>
            </text:list-item>
            <text:list-item>
              <text:p text:style-name="P4"><text:span text:style-name="Strong_20_Emphasis">Technologies used:</text:span> TensorFlow, Keras, Python, OpenCV (Ghadani &amp; Jayakumari, 2020).</text:p>
            </text:list-item>
          </text:list>
        </text:list-item>
        <text:list-item>
          <text:p text:style-name="P4"><text:span text:style-name="Strong_20_Emphasis">"Vibe" for images:</text:span> Imagine a CCTV screen with bounding boxes highlighting flames and smoke. Think about diagrams of neural network layers, deep learning architectures, and perhaps a heatmap showing detected fire intensity. It's an "AI-powered vigilance" vibe.</text:p>
        </text:list-item>
      </text:list>
      <text:p text:style-name="Horizontal_20_Line"/>
      <text:h text:style-name="P2" text:outline-level="2"><text:bookmark text:name="73e63c63-33d5-44ed-a4ac-805e771fb84a"/>Paper 2: ROBOTIC ARM WITH REAL-TIME IMAGE PROCESSING USING RASPBERRY PI, BOTH AUTOMATED AND MANUALLY. (Therese, 2018)</text:h>
      <text:list text:style-name="L2">
        <text:list-item>
          <text:p text:style-name="P5"><text:span text:style-name="Strong_20_Emphasis">Main Research Focus:</text:span> This paper details the design and implementation of a robotic arm system that can detect and sort pre-specified objects based on their color using real-time image processing. The system is controlled by a Raspberry Pi and can operate in both automated and manual modes (Therese, 2018).</text:p>
        </text:list-item>
        <text:list-item>
          <text:p text:style-name="P5"><text:span text:style-name="Strong_20_Emphasis">Methods, Techniques, and Algorithms:</text:span></text:p>
          <text:list>
            <text:list-item>
              <text:p text:style-name="P5"><text:span text:style-name="Strong_20_Emphasis">Image Processing:</text:span> Utilized to identify the color of objects, primarily using the RGB color model. This allows the robotic arm to segregate objects based on detected colors (Therese, 2018).</text:p>
            </text:list-item>
            <text:list-item>
              <text:p text:style-name="P5"><text:span text:style-name="Strong_20_Emphasis">Hardware Implementation:</text:span> The system is built around a Raspberry Pi (Model B+) running Raspbian OS (a Debian-based Linux OS) (Therese, 2018). A USB webcam (720p HD, 30 frames/sec) captures images for real-time processing (Therese, 2018).</text:p>
            </text:list-item>
            <text:list-item>
              <text:p text:style-name="P5"><text:span text:style-name="Strong_20_Emphasis">Robotic Arm Control:</text:span> The robotic arm has 7 Degrees of Freedom to perform pick-and-place operations. Commands are sent to the arm's servo motors after object color detection (Therese, 2018).</text:p>
            </text:list-item>
            <text:list-item>
              <text:p text:style-name="P5"><text:span text:style-name="Strong_20_Emphasis">Programming Language:</text:span> Python is used for writing the color detection code (Therese, 2018).</text:p>
            </text:list-item>
            <text:list-item>
              <text:p text:style-name="P5"><text:span text:style-name="Strong_20_Emphasis">Libraries:</text:span> Simple CV libraries are employed for image processing and enhancement (Therese, 2018).</text:p>
            </text:list-item>
            <text:list-item>
              <text:p text:style-name="P5"><text:soft-page-break/><text:span text:style-name="Strong_20_Emphasis">User Interface:</text:span> A local web page with a slider allows for manual control of the servo motor positions (Therese, 2018).</text:p>
            </text:list-item>
          </text:list>
        </text:list-item>
        <text:list-item>
          <text:p text:style-name="P5"><text:span text:style-name="Strong_20_Emphasis">Open-Source Training Data / Datasets:</text:span> The paper does not explicitly mention any open-source training data or datasets, as its focus is on real-time image processing for color detection and robotic arm control rather than complex, data-intensive deep learning models.</text:p>
        </text:list-item>
        <text:list-item>
          <text:p text:style-name="P5"><text:span text:style-name="Strong_20_Emphasis">"Vibe" for images:</text:span> Visualize a compact robotic arm, perhaps on a workbench, precisely picking up colored blocks (red, green, blue) and placing them into different bins. The images should convey "precision sorting" and "hands-on robotics."</text:p>
        </text:list-item>
      </text:list>
      <text:p text:style-name="Horizontal_20_Line"/>
      <text:h text:style-name="P2" text:outline-level="2"><text:bookmark text:name="ffe40a62-a18c-482d-8283-49701659b833"/>Paper 3: Design of 2 dof arm robot control system using ultrasonic sensor (Sekarsari et al., 2019)</text:h>
      <text:list text:style-name="L3">
        <text:list-item>
          <text:p text:style-name="P6"><text:span text:style-name="Strong_20_Emphasis">Main Research Focus:</text:span> This paper presents the design of a 2-DOF manipulator robot prototype controlled by an Arduino Uno microcontroller. Its primary application is for lifting and moving light objects. A significant part of the research involves the application of kinematic control, particularly inverse kinematics, to achieve desired end-effector positions (Sekarsari et al., 2019).</text:p>
        </text:list-item>
        <text:list-item>
          <text:p text:style-name="P6"><text:span text:style-name="Strong_20_Emphasis">Methods, Techniques, and Algorithms:</text:span></text:p>
          <text:list>
            <text:list-item>
              <text:p text:style-name="P6"><text:span text:style-name="Strong_20_Emphasis">Manipulator Robot Design:</text:span> The robot is a mechanical arm with two rotational joints (2-DOF) and a claw-shaped gripper, designed to mimic a human arm for pick-and-place operations (Sekarsari et al., 2019).</text:p>
            </text:list-item>
            <text:list-item>
              <text:p text:style-name="P6"><text:span text:style-name="Strong_20_Emphasis">Control System:</text:span> An Arduino Uno microcontroller controls the servo motors that drive the robot's joints in a closed-loop system (Sekarsari et al., 2019).</text:p>
            </text:list-item>
            <text:list-item>
              <text:p text:style-name="P6"><text:span text:style-name="Strong_20_Emphasis">Object Detection Sensor:</text:span> An SRF04 Ultrasonic sensor is used to detect the presence and distance of objects, providing signals to the Arduino for movement control (Sekarsari et al., 2019).</text:p>
            </text:list-item>
            <text:list-item>
              <text:p text:style-name="P6"><text:span text:style-name="Strong_20_Emphasis">Kinematic Control:</text:span></text:p>
              <text:list>
                <text:list-item>
                  <text:p text:style-name="P6"><text:span text:style-name="Strong_20_Emphasis">Forward Kinematics:</text:span> A method to determine the end-effector's position and orientation based on known joint angles and link lengths (Sekarsari et al., 2019).</text:p>
                </text:list-item>
                <text:list-item>
                  <text:p text:style-name="P6"><text:span text:style-name="Strong_20_Emphasis">Inverse Kinematics:</text:span> The inverse problem, which determines the specific joint angles required for the end-effector to reach a target position. The paper provides trigonometric equations to calculate these angles (Sekarsari et al., 2019).</text:p>
                </text:list-item>
              </text:list>
            </text:list-item>
            <text:list-item>
              <text:p text:style-name="P6"><text:span text:style-name="Strong_20_Emphasis">Programming:</text:span> A program flow diagram is outlined, taking input values () for movement control and outputting the end-effector's position (Sekarsari et al., 2019).</text:p>
            </text:list-item>
          </text:list>
        </text:list-item>
        <text:list-item>
          <text:p text:style-name="P6"><text:span text:style-name="Strong_20_Emphasis">Open-Source Training Data / Datasets:</text:span> This paper does not mention any open-source training data or datasets. Its focus is on the mechanical design, sensor integration, and kinematic control logic for a specific robotic arm.</text:p>
        </text:list-item>
        <text:list-item>
          <text:p text:style-name="P6"><text:soft-page-break/><text:span text:style-name="Strong_20_Emphasis">"Vibe" for images:</text:span> Think about engineering diagrams of a simple, articulated robotic arm (like a 2-joint arm), possibly with an ultrasonic sensor visible. Show flowcharts of the control logic and mathematical equations for inverse kinematics. The vibe is "fundamental mechanical control and precise movement."</text:p>
        </text:list-item>
      </text:list>
      <text:p text:style-name="Horizontal_20_Line"/>
      <text:h text:style-name="P2" text:outline-level="2"><text:bookmark text:name="49bc3e8f-85b2-4a90-8819-5fae40c13cbb"/>Appendix: Open-Source Data / Relevant Technologies Mentioned</text:h>
      <text:h text:style-name="P3" text:outline-level="3"><text:bookmark text:name="3fa774cd-390d-45ca-9d01-be1173b35e5f"/>From Paper 1: Innovating Fire Detection System Fire using Artificial Intelligence by Image Processing (Ghadani &amp; Jayakumari, 2020)</text:h>
      <text:list text:style-name="L4">
        <text:list-item>
          <text:p text:style-name="P7"><text:span text:style-name="Strong_20_Emphasis">GitHub Repositories:</text:span></text:p>
          <text:list>
            <text:list-item>
              <text:p text:style-name="P7"><text:span text:style-name="Source_20_Text">https://github.com/VISWESWARAN1998/FireDetection-Dataset</text:span></text:p>
            </text:list-item>
            <text:list-item>
              <text:p text:style-name="P7"><text:span text:style-name="Source_20_Text">https://github.com/breed2137/fire_dataset</text:span></text:p>
            </text:list-item>
          </text:list>
        </text:list-item>
        <text:list-item>
          <text:p text:style-name="P7"><text:span text:style-name="Strong_20_Emphasis">Platforms:</text:span> Google, Kaggle (for datasets)</text:p>
        </text:list-item>
        <text:list-item>
          <text:p text:style-name="P7"><text:span text:style-name="Strong_20_Emphasis">Technologies:</text:span> TensorFlow, Keras, Python, OpenCV, Faster R-CNN, CNN, LSTM</text:p>
        </text:list-item>
      </text:list>
      <text:h text:style-name="P3" text:outline-level="3"><text:bookmark text:name="d86d9003-bffa-4b63-8af7-ca23322f3e7f"/>From Paper 2: ROBOTIC ARM WITH REAL-TIME IMAGE PROCESSING USING RASPBERRY PI, BOTH AUTOMATED AND MANUALLY. (Therese, 2018)</text:h>
      <text:list text:style-name="L5">
        <text:list-item>
          <text:p text:style-name="P8"><text:span text:style-name="Strong_20_Emphasis">Hardware:</text:span> Raspberry Pi (Model B+), USB webcam</text:p>
        </text:list-item>
        <text:list-item>
          <text:p text:style-name="P8"><text:span text:style-name="Strong_20_Emphasis">Operating System:</text:span> Raspbian OS</text:p>
        </text:list-item>
        <text:list-item>
          <text:p text:style-name="P8"><text:span text:style-name="Strong_20_Emphasis">Programming Language:</text:span> Python</text:p>
        </text:list-item>
        <text:list-item>
          <text:p text:style-name="P8"><text:span text:style-name="Strong_20_Emphasis">Libraries:</text:span> Simple CV</text:p>
        </text:list-item>
      </text:list>
      <text:h text:style-name="P3" text:outline-level="3"><text:bookmark text:name="76123a7d-f24b-4c66-a408-237b4754165e"/>From Paper 3: Design of 2 dof arm robot control system using ultrasonic sensor (Sekarsari et al., 2019)</text:h>
      <text:list text:style-name="L6">
        <text:list-item>
          <text:p text:style-name="P9"><text:span text:style-name="Strong_20_Emphasis">Hardware:</text:span> Arduino Uno microcontroller, SRF04 Ultrasonic sensor, Servo motors</text:p>
        </text:list-item>
        <text:list-item>
          <text:p text:style-name="P9"><text:span text:style-name="Strong_20_Emphasis">Programming:</text:span> C/C++ for Arduino</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18:42:58.864207456</meta:creation-date>
    <dc:date>2025-11-18T19:19:42.333324434</dc:date>
    <meta:editing-duration>PT26M25S</meta:editing-duration>
    <meta:editing-cycles>1</meta:editing-cycles>
    <meta:document-statistic meta:table-count="0" meta:image-count="0" meta:object-count="0" meta:page-count="4" meta:paragraph-count="58" meta:word-count="1167" meta:character-count="7947" meta:non-whitespace-character-count="6887"/>
    <meta:generator>LibreOffice/24.2.7.2$Linux_X86_64 LibreOffice_project/420$Build-2</meta:generator>
  </office:meta>
</office:document-meta>
</file>